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sans-serif"/>
    <style:font-face style:name="inherit" svg:font-family="inherit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Adobe Arabic" svg:font-family="'Adobe Arabic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fo:color="#000000" style:font-name="Trebuchet MS" fo:font-size="10pt" fo:font-style="normal"/>
    </style:style>
    <style:style style:name="P2" style:family="paragraph" style:parent-style-name="Text_20_body">
      <style:text-properties fo:color="#000000" style:font-name="Trebuchet M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3" style:family="paragraph" style:parent-style-name="Text_20_body">
      <style:paragraph-properties fo:margin-left="0cm" fo:margin-right="0cm" fo:text-indent="0cm" style:auto-text-indent="false"/>
      <style:text-properties fo:color="#000000" style:font-name="Trebuchet M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6" style:family="paragraph" style:parent-style-name="Standard">
      <style:paragraph-properties fo:text-align="start" style:justify-single-word="false"/>
      <style:text-properties fo:color="#000000" style:font-name="Trebuchet MS" fo:font-size="10pt" fo:font-weight="bold" style:font-size-asian="10pt" style:font-weight-asian="bold" style:font-size-complex="10pt" style:font-weight-complex="bold"/>
    </style:style>
    <style:style style:name="P7" style:family="paragraph" style:parent-style-name="Standard">
      <style:paragraph-properties fo:text-align="start" style:justify-single-word="false">
        <style:tab-stops>
          <style:tab-stop style:position="2.805cm"/>
        </style:tab-stops>
      </style:paragraph-properties>
      <style:text-properties fo:color="#000000" style:font-name="Trebuchet MS" fo:font-size="10pt" fo:font-weight="bold" style:font-size-asian="10pt" style:font-weight-asian="bold" style:font-size-complex="10pt" style:font-weight-complex="bold"/>
    </style:style>
    <style:style style:name="P8" style:family="paragraph" style:parent-style-name="Standard">
      <style:paragraph-properties fo:text-align="start" style:justify-single-word="false"/>
      <style:text-properties fo:color="#000000" style:font-name="Trebuchet M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9" style:family="paragraph" style:parent-style-name="Preformatted_20_Text">
      <style:paragraph-properties fo:text-align="start" style:justify-single-word="false"/>
      <style:text-properties fo:font-variant="normal" fo:text-transform="none" fo:color="#000000" style:font-name="inherit" fo:font-size="10pt" fo:letter-spacing="normal" fo:language="sk" fo:country="SK" fo:font-style="italic" fo:font-weight="normal" style:font-size-asian="10pt" style:font-style-asian="italic" style:font-size-complex="10pt" style:font-style-complex="italic"/>
    </style:style>
    <style:style style:name="P10" style:family="paragraph" style:parent-style-name="Preformatted_20_Text">
      <style:paragraph-properties fo:text-align="start" style:justify-single-word="false">
        <style:tab-stops>
          <style:tab-stop style:position="2.805cm"/>
        </style:tab-stops>
      </style:paragraph-properties>
      <style:text-properties fo:font-variant="normal" fo:text-transform="none" fo:color="#000000" style:font-name="Trebuchet MS" fo:font-size="10pt" fo:letter-spacing="normal" fo:language="sk" fo:country="SK" fo:font-style="normal" fo:font-weight="bold" style:font-size-asian="10pt" style:font-weight-asian="bold" style:font-size-complex="10pt" style:font-weight-complex="bold"/>
    </style:style>
    <style:style style:name="P11" style:family="paragraph" style:parent-style-name="Preformatted_20_Text">
      <style:paragraph-properties fo:text-align="start" style:justify-single-word="false"/>
      <style:text-properties fo:font-variant="normal" fo:text-transform="none" fo:color="#000000" style:font-name="Trebuchet MS" fo:font-size="10pt" fo:letter-spacing="normal" fo:language="sk" fo:country="SK" fo:font-style="italic" fo:font-weight="normal" style:font-size-asian="10pt" style:font-style-asian="italic" style:font-size-complex="10pt" style:font-style-complex="italic"/>
    </style:style>
    <style:style style:name="P12" style:family="paragraph" style:parent-style-name="Preformatted_20_Text">
      <style:paragraph-properties fo:text-align="start" style:justify-single-word="false">
        <style:tab-stops>
          <style:tab-stop style:position="2.805cm"/>
        </style:tab-stops>
      </style:paragraph-properties>
      <style:text-properties fo:font-variant="normal" fo:text-transform="none" fo:color="#000000" style:font-name="Trebuchet MS" fo:font-size="10pt" fo:letter-spacing="normal" fo:language="sk" fo:country="SK" fo:font-style="italic" fo:font-weight="normal" style:font-size-asian="10pt" style:font-style-asian="italic" style:font-size-complex="10pt" style:font-style-complex="italic"/>
    </style:style>
    <style:style style:name="P13" style:family="paragraph" style:parent-style-name="Preformatted_20_Text">
      <style:text-properties fo:color="#000000" style:font-name="Trebuchet MS" fo:font-size="10pt" fo:font-style="italic" fo:font-weight="normal"/>
    </style:style>
    <style:style style:name="P14" style:family="paragraph" style:parent-style-name="Preformatted_20_Text">
      <style:text-properties fo:color="#000000" style:font-name="Trebuchet MS" fo:font-size="10pt" fo:font-style="italic" fo:font-weight="normal" style:font-size-asian="10pt" style:font-size-complex="10pt"/>
    </style:style>
    <style:style style:name="P15" style:family="paragraph" style:parent-style-name="Preformatted_20_Text">
      <style:text-properties fo:color="#000000" style:font-name="Trebuchet MS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16" style:family="paragraph" style:parent-style-name="Preformatted_20_Text">
      <style:text-properties fo:color="#000000" style:font-name="Trebuchet M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17" style:family="paragraph" style:parent-style-name="Preformatted_20_Text">
      <style:paragraph-properties fo:margin-left="0cm" fo:margin-right="0cm" fo:text-indent="0cm" style:auto-text-indent="false"/>
      <style:text-properties fo:font-variant="normal" fo:text-transform="none" fo:color="#000000" style:font-name="Trebuchet MS" fo:font-size="10pt" fo:letter-spacing="normal" fo:language="sk" fo:country="SK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18" style:family="paragraph" style:parent-style-name="Preformatted_20_Text">
      <style:paragraph-properties fo:margin-left="0cm" fo:margin-right="0cm" fo:text-indent="0cm" style:auto-text-indent="false"/>
      <style:text-properties fo:font-variant="normal" fo:text-transform="none" fo:color="#000000" style:font-name="Trebuchet MS" fo:font-size="10pt" fo:letter-spacing="normal" fo:language="sk" fo:country="SK" fo:font-style="italic" fo:font-weight="normal" style:font-size-asian="10pt" style:font-style-asian="italic" style:font-size-complex="10pt" style:font-style-complex="italic"/>
    </style:style>
    <style:style style:name="T1" style:family="text">
      <style:text-properties fo:font-variant="normal" fo:text-transform="none" fo:color="#e8eaed" style:font-name="arial" fo:font-size="21pt" fo:letter-spacing="normal" fo:language="sk" fo:country="SK" fo:font-style="normal" fo:font-weight="normal"/>
    </style:style>
    <style:style style:name="T2" style:family="text">
      <style:text-properties fo:font-variant="normal" fo:text-transform="none" fo:color="#e8eaed" style:font-name="arial" fo:font-size="10pt" fo:letter-spacing="normal" fo:language="sk" fo:country="SK" fo:font-style="normal" fo:font-weight="normal" style:font-size-asian="10pt" style:font-size-complex="10pt"/>
    </style:style>
    <style:style style:name="T3" style:family="text">
      <style:text-properties fo:font-variant="normal" fo:text-transform="none" fo:color="#e8eaed" style:font-name="Trebuchet MS" fo:font-size="10pt" fo:letter-spacing="normal" fo:language="sk" fo:country="SK" fo:font-style="normal" fo:font-weight="normal" style:font-size-asian="10pt" style:font-size-complex="10pt"/>
    </style:style>
    <style:style style:name="T4" style:family="text">
      <style:text-properties fo:font-variant="normal" fo:text-transform="none" style:font-name="inherit" fo:letter-spacing="normal" fo:language="sk" fo:country="SK" style:font-style-asian="italic" style:font-style-complex="italic"/>
    </style:style>
    <style:style style:name="T5" style:family="text">
      <style:text-properties fo:font-variant="normal" fo:text-transform="none" fo:letter-spacing="normal" fo:language="sk" fo:country="SK"/>
    </style:style>
    <style:style style:name="T6" style:family="text">
      <style:text-properties fo:font-variant="normal" fo:text-transform="none" fo:letter-spacing="normal" fo:language="sk" fo:country="SK" fo:font-style="normal"/>
    </style:style>
    <style:style style:name="T7" style:family="text">
      <style:text-properties fo:font-variant="normal" fo:text-transform="none" fo:letter-spacing="normal" fo:language="sk" fo:country="SK" fo:font-style="normal" style:font-size-asian="10pt" style:font-style-asian="italic" style:font-weight-asian="normal" style:font-size-complex="10pt" style:font-style-complex="italic" style:font-weight-complex="normal"/>
    </style:style>
    <style:style style:name="T8" style:family="text">
      <style:text-properties fo:font-variant="normal" fo:text-transform="none" fo:letter-spacing="normal" fo:language="sk" fo:country="SK" fo:font-style="normal" fo:font-weight="bold" style:font-style-asian="normal" style:font-weight-asian="bold" style:font-style-complex="normal" style:font-weight-complex="bold"/>
    </style:style>
    <style:style style:name="T9" style:family="text">
      <style:text-properties fo:font-variant="normal" fo:text-transform="none" fo:letter-spacing="normal" fo:language="sk" fo:country="SK" style:font-style-asian="italic" style:font-weight-asian="bold" style:font-style-complex="italic" style:font-weight-complex="bold"/>
    </style:style>
    <style:style style:name="T10" style:family="text">
      <style:text-properties fo:font-variant="normal" fo:text-transform="none" fo:letter-spacing="normal" fo:language="sk" fo:country="SK" style:font-style-asian="italic" style:font-style-complex="italic"/>
    </style:style>
    <style:style style:name="T11" style:family="text">
      <style:text-properties fo:font-variant="normal" fo:text-transform="none" fo:letter-spacing="normal" fo:language="sk" fo:country="SK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12" style:family="text">
      <style:text-properties fo:font-variant="normal" fo:text-transform="none" fo:letter-spacing="normal" fo:language="sk" fo:country="SK" style:font-size-asian="10pt" style:font-style-asian="italic" style:font-weight-asian="normal" style:font-size-complex="10pt" style:font-style-complex="italic" style:font-weight-complex="normal"/>
    </style:style>
    <style:style style:name="T13" style:family="text">
      <style:text-properties fo:font-variant="normal" fo:text-transform="none" fo:color="#000000" style:font-name="Trebuchet MS" fo:font-size="10pt" fo:letter-spacing="normal" fo:language="sk" fo:country="SK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14" style:family="text">
      <style:text-properties fo:font-variant="normal" fo:text-transform="none" fo:color="#000000" style:font-name="Trebuchet MS" fo:font-size="10pt" fo:letter-spacing="normal" fo:language="sk" fo:country="SK" fo:font-style="normal" fo:font-weight="normal" style:font-size-asian="10pt" style:font-size-complex="10pt"/>
    </style:style>
    <style:style style:name="T15" style:family="text">
      <style:text-properties fo:font-variant="normal" fo:text-transform="none" fo:color="#000000" style:font-name="Trebuchet MS" fo:font-size="10pt" fo:letter-spacing="normal" fo:language="sk" fo:country="SK" style:font-size-asian="10pt" style:font-size-complex="10pt"/>
    </style:style>
    <style:style style:name="T16" style:family="text">
      <style:text-properties fo:font-variant="normal" fo:text-transform="none" fo:font-size="10pt" fo:letter-spacing="normal" fo:language="sk" fo:country="SK" style:font-size-asian="10pt" style:font-size-complex="10pt"/>
    </style:style>
    <style:style style:name="T17" style:family="text">
      <style:text-properties fo:font-variant="normal" fo:text-transform="none" style:font-name="Trebuchet MS" fo:font-size="10pt" fo:letter-spacing="normal" fo:language="sk" fo:country="SK" style:font-size-asian="10pt" style:font-size-complex="10pt"/>
    </style:style>
    <style:style style:name="T18" style:family="text">
      <style:text-properties style:font-weight-asian="bold" style:font-weight-complex="bold"/>
    </style:style>
    <style:style style:name="T19" style:family="text">
      <style:text-properties fo:font-weight="bold" style:font-size-asian="10pt" style:font-style-asian="normal" style:font-weight-asian="bold" style:font-size-complex="10pt" style:font-style-complex="normal" style:font-weight-complex="bold"/>
    </style:style>
    <style:style style:name="T20" style:family="text">
      <style:text-properties fo:font-style="italic" style:font-size-asian="10pt" style:font-style-asian="italic" style:font-size-complex="10pt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Word Formation :)</text:p>
      <text:p text:style-name="P4"/>
      <text:p text:style-name="P7">refuse<text:tab/>refusal</text:p>
      <text:p text:style-name="P12"><text:bookmark text:name="tw-target-text"/>odmietnuť <text:tab/>odmietnutie</text:p>
      <text:p text:style-name="P10">shy<text:tab/>shyly<text:tab/><text:tab/><text:tab/>shyless</text:p>
      <text:p text:style-name="P12"><text:bookmark text:name="tw-target-text1"/>hanblivý<text:tab/>hanblivo<text:tab/><text:tab/>nehamblivý</text:p>
      <text:p text:style-name="P7">optimist<text:tab/>optimistic<text:tab/><text:tab/>optimistically<text:tab/> <text:s text:c="3"/>optimism</text:p>
      <text:p text:style-name="P11"><text:bookmark text:name="tw-target-text2"/><text:span text:style-name="T18">optimista<text:tab/> <text:s text:c="2"/></text:span>optimistický<text:tab/><text:tab/>optimisticky<text:tab/> <text:s text:c="3"/>optimizmus</text:p>
      <text:p text:style-name="P6"><text:span text:style-name="T6">laze<text:tab/><text:tab/> <text:s text:c="2"/>lazy<text:tab/><text:tab/><text:tab/>lazily<text:tab/><text:tab/> <text:s text:c="3"/>laziness<text:tab/> <text:s text:c="2"/>lazybones</text:span></text:p>
      <text:p text:style-name="P9"><text:bookmark text:name="tw-target-text3"/><text:span text:style-name="T18">leňošiť<text:tab/><text:tab/> <text:s text:c="2"/></text:span>lenivý<text:tab/><text:tab/><text:tab/>lenivo<text:tab/><text:tab/> <text:s text:c="3"/>lenivosť<text:tab/> <text:s text:c="2"/>lenivé kosti</text:p>
      <text:p text:style-name="P8"><text:span text:style-name="T5">pessimist<text:tab/> <text:s text:c="2"/>pessimistic <text:s text:c="5"/><text:tab/>pessimistically<text:tab/> <text:s text:c="3"/>pessimism</text:span></text:p>
      <text:p text:style-name="P11"><text:bookmark text:name="tw-target-text4"/><text:span text:style-name="T18">pesimista<text:tab/> <text:s text:c="2"/></text:span>pesimistický<text:tab/><text:tab/>pesimisticky<text:tab/> <text:s text:c="3"/>pesimizmus</text:p>
      <text:p text:style-name="P8"><text:span text:style-name="T5">tidy<text:tab/><text:tab/> <text:s text:c="2"/>tidily<text:tab/><text:tab/><text:tab/>tidiness</text:span></text:p>
      <text:p text:style-name="P9"><text:bookmark text:name="tw-target-text5"/><text:span text:style-name="T18">uprataný<text:tab/> <text:s text:c="2"/></text:span>úhľadne<text:tab/><text:tab/>poriadok</text:p>
      <text:p text:style-name="P8"><text:span text:style-name="T5">mood<text:tab/><text:tab/> <text:s text:c="2"/>moody<text:tab/><text:tab/>moodily<text:tab/> <text:s text:c="3"/>moodiness</text:span></text:p>
      <text:p text:style-name="P9"><text:bookmark text:name="tw-target-text6"/><text:span text:style-name="T18">nálada<text:tab/><text:tab/> <text:s text:c="2"/></text:span>náladový<text:tab/><text:tab/>náladovo<text:tab/> <text:s text:c="3"/>náladovosť</text:p>
      <text:p text:style-name="P8"><text:span text:style-name="T5">popular<text:tab/> <text:s text:c="2"/>popularly<text:tab/><text:tab/>popularity<text:tab/> <text:s text:c="3"/>populirize<text:tab/> <text:s text:c="2"/>popularization.<text:tab/>Popular</text:span></text:p>
      <text:p text:style-name="P11"><text:bookmark text:name="tw-target-text7"/><text:span text:style-name="T18">populárny<text:tab/> <text:s text:c="2"/>populárne</text:span>.<text:tab/><text:tab/>popularita<text:tab/> <text:s text:c="3"/>populirizovať <text:s text:c="2"/>popularizacia.<text:tab/>populárny</text:p>
      <text:p text:style-name="P8"><text:span text:style-name="T5">popular<text:tab/> <text:s text:c="2"/>unpopular<text:tab/><text:tab/>unpopularly</text:span></text:p>
      <text:p text:style-name="P11"><text:bookmark text:name="tw-target-text8"/><text:span text:style-name="T18">populárny<text:tab/> <text:s text:c="2"/></text:span>nepopulárne<text:tab/><text:tab/>nepopulárne</text:p>
      <text:p text:style-name="P1"><text:span text:style-name="T19">understand<text:tab/> <text:s text:c="2"/>understanding<text:tab/>understandable <text:s text:c="3"/>understandably</text:span><text:span text:style-name="T20"><text:line-break/></text:span><text:bookmark text:name="tw-target-text9"/><text:span text:style-name="T11">rozumieť<text:tab/> <text:s text:c="2"/>pochopenie<text:tab/><text:tab/>pochopiteľné<text:tab/> <text:s text:c="4"/>pochopiteľne</text:span></text:p>
      <text:p text:style-name="P3">understand<text:tab/> <text:s text:c="2"/>misunderstand<text:tab/>misunderstanding misunderstood</text:p>
      <text:p text:style-name="P17"><text:bookmark text:name="tw-target-text10"/>rozumieť<text:tab/> <text:s text:c="2"/>nepochopiť<text:tab/><text:tab/>nedorozumenie<text:tab/> <text:s text:c="4"/>nepochopený</text:p>
      <text:p text:style-name="P3">logic<text:tab/><text:tab/> <text:s text:c="2"/>logical<text:tab/><text:tab/>logically<text:tab/> <text:s text:c="4"/>logician<text:tab/> <text:s text:c="2"/>illogical<text:tab/><text:tab/>illogically</text:p>
      <text:p text:style-name="P17"><text:bookmark text:name="tw-target-text11"/>logika<text:tab/><text:tab/> <text:s text:c="2"/>logické<text:tab/><text:tab/>logicky<text:tab/><text:tab/> <text:s text:c="4"/>logik<text:tab/> <text:s text:c="2"/>nelogické<text:tab/><text:tab/>nelogicky</text:p>
      <text:p text:style-name="P3">hope<text:tab/><text:tab/> <text:s text:c="2"/>hopeful<text:tab/><text:tab/>hopefully<text:tab/> <text:s text:c="4"/>hopeless<text:tab/> <text:s text:c="2"/>hopelessly<text:tab/> <text:s text:c="8"/>hopelessness</text:p>
      <text:p text:style-name="P18"><text:bookmark text:name="tw-target-text12"/><text:span text:style-name="T18">nádej<text:tab/><text:tab/> <text:s text:c="2"/></text:span>nádejný<text:tab/><text:tab/>dúfam<text:tab/><text:tab/> <text:s text:c="4"/>beznádejný<text:tab/> <text:s text:c="2"/>beznádejne<text:tab/><text:tab/>beznádej</text:p>
      <text:p text:style-name="P3">repeat<text:tab/><text:tab/> <text:s text:c="2"/>repeated<text:tab/><text:tab/>repeatedly</text:p>
      <text:p text:style-name="P18"><text:bookmark text:name="tw-target-text13"/><text:span text:style-name="T18">opakovať<text:tab/> <text:s text:c="2"/></text:span>opakované<text:tab/><text:tab/>opakovane</text:p>
      <text:p text:style-name="P2">fear<text:tab/><text:tab/> <text:s text:c="2"/>feared<text:tab/><text:tab/>fearful<text:tab/><text:tab/> <text:s text:c="4"/>fearfully<text:tab/> <text:s text:c="2"/>fearless<text:tab/> <text:s text:c="9"/>fearlessness</text:p>
      <text:p text:style-name="P14"><text:bookmark text:name="tw-target-text14"/><text:span text:style-name="T9">strach<text:tab/><text:tab/> <text:s text:c="2"/></text:span><text:span text:style-name="T10">obávaný<text:tab/><text:tab/>strašný<text:tab/> <text:s text:c="3"/><text:tab/> <text:s text:c="4"/>bojazlivo<text:tab/> <text:s text:c="2"/>nebojácny<text:tab/> <text:s text:c="9"/></text:span><text:span text:style-name="T4">nebojácnosť</text:span></text:p>
      <text:p text:style-name="P16"><text:span text:style-name="T5">competition<text:tab/> <text:s text:c="2"/>compete<text:tab/><text:tab/>competing<text:tab/> <text:s text:c="4"/>competitor<text:tab/> <text:s text:c="2"/></text:span></text:p>
      <text:p text:style-name="P15"><text:span text:style-name="T5">súťaž <text:tab/><text:tab/> <text:s text:c="2"/>súťažiť<text:tab/><text:tab/>súťažiť<text:tab/><text:tab/> <text:s text:c="4"/>konkurent<text:tab/><text:tab/></text:span></text:p>
      <text:p text:style-name="P16"><text:span text:style-name="T5">competition<text:tab/> <text:s text:c="2"/>competitive<text:tab/><text:tab/>competitively<text:tab/> <text:s text:c="4"/>competitivness</text:span></text:p>
      <text:p text:style-name="P13"><text:span text:style-name="T12">súťaž<text:tab/><text:tab/> <text:s text:c="2"/></text:span><text:bookmark text:name="tw-target-text15"/><text:span text:style-name="T12">konkurencieschopný<text:tab/>súťažne<text:tab/><text:tab/> <text:s text:c="4"/></text:span><text:bookmark text:name="tw-target-text16"/><text:span text:style-name="T7">konkurencieschopnosť</text:span></text:p>
      <text:p text:style-name="P16"><text:span text:style-name="T5">surgeon<text:tab/> <text:s text:c="2"/>surgery<text:tab/><text:tab/>surgical<text:tab/> <text:s text:c="4"/>surgically</text:span></text:p>
      <text:p text:style-name="P15"><text:span text:style-name="T5">chirurg<text:tab/><text:tab/> <text:s text:c="2"/>operácia<text:tab/><text:tab/>chirurgický<text:tab/> <text:s text:c="4"/>chirurgicky</text:span></text:p>
      <text:p text:style-name="P16"><text:span text:style-name="T5">recover<text:tab/> <text:s text:c="2"/>recovery<text:tab/><text:tab/>recoverable<text:tab/> <text:s text:c="4"/></text:span></text:p>
      <text:p text:style-name="P15"><text:span text:style-name="T5">zotaviť sa<text:tab/> <text:s text:c="2"/>zotavenie<text:tab/><text:tab/>zotaviteľní</text:span></text:p>
      <text:p text:style-name="P16"><text:span text:style-name="T5">come<text:tab/><text:tab/> <text:s text:c="2"/>coming<text:tab/> <text:tab/>comer<text:tab/><text:tab/> <text:s text:c="4"/>comeback</text:span></text:p>
      <text:p text:style-name="P15"><text:span text:style-name="T5">prísť<text:tab/><text:tab/> <text:s text:c="2"/>prichádza<text:tab/><text:tab/>prichádzajuci<text:tab/> <text:s text:c="4"/>návrat<text:tab/><text:tab/><text:tab/><text:tab/> <text:s text:c="14"/></text:span><text:span text:style-name="T8">impression <text:tab/> <text:s text:c="2"/>impress<text:tab/><text:tab/>impressed<text:tab/> <text:s text:c="4"/>impressive<text:tab/> <text:s text:c="2"/>impressively <text:s/></text:span></text:p>
      <text:p text:style-name="P15"><text:span text:style-name="T5">dojem<text:tab/><text:tab/> <text:s text:c="2"/>zapôsobiť<text:tab/><text:tab/>zaujatý<text:tab/> <text:s text:c="4"/><text:tab/> <text:s text:c="4"/>pôsobivý<text:tab/> <text:s text:c="2"/>pôsobivo</text:span></text:p>
      <text:p text:style-name="P16"><text:span text:style-name="T5">impression <text:tab/> <text:s text:c="2"/>impressionist<text:tab/>impressionable</text:span></text:p>
      <text:p text:style-name="Preformatted_20_Text"><text:span text:style-name="T13">dojem<text:tab/><text:tab/> <text:s text:c="2"/>impresionista<text:tab/><text:tab/></text:span><text:span text:style-name="T14">ovplyvniteľný</text:span><text:span text:style-name="T15"> </text:span></text:p>
      <text:p text:style-name="P16"><text:span text:style-name="T5">go<text:tab/><text:tab/> <text:s text:c="2"/>going<text:tab/><text:tab/><text:tab/>undergo</text:span></text:p>
      <text:p text:style-name="P15"><text:span text:style-name="T5">ísť<text:tab/><text:tab/> <text:s text:c="2"/>ísť<text:tab/><text:tab/><text:tab/>podstúpiť</text:span></text:p>
      <text:p text:style-name="P16"><text:span text:style-name="T5">suffice<text:tab/><text:tab/> <text:s text:c="2"/>sufficient<text:tab/><text:tab/>sufficiently</text:span></text:p>
      <text:p text:style-name="P15"><text:span text:style-name="T5">stačí<text:tab/><text:tab/> <text:s text:c="2"/>dostatočné<text:tab/><text:tab/>dostatočn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sans-serif"/>
    <style:font-face style:name="inherit" svg:font-family="inherit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Adobe Arabic" svg:font-family="'Adobe Arabic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k" fo:country="SK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k" fo:country="SK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2-09-18T18:44:24.18</meta:creation-date>
    <meta:document-statistic meta:table-count="0" meta:image-count="0" meta:object-count="0" meta:page-count="1" meta:paragraph-count="47" meta:word-count="197" meta:character-count="2318"/>
    <dc:date>2022-09-18T19:29:27.44</dc:date>
    <meta:editing-duration>PT8M51S</meta:editing-duration>
    <meta:editing-cycles>1</meta:editing-cycles>
    <meta:generator>OpenOffice/4.1.13$Win32 OpenOffice.org_project/4113m1$Build-9810</meta:generator>
  </office:meta>
</office:document-meta>
</file>